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1dab5a" officeooo:paragraph-rsid="001dab5a"/>
    </style:style>
    <style:style style:name="T1" style:family="text">
      <style:text-properties officeooo:rsid="001e1d8c"/>
    </style:style>
    <style:style style:name="T2" style:family="text">
      <style:text-properties officeooo:rsid="001ed0a1"/>
    </style:style>
    <style:style style:name="T3" style:family="text">
      <style:text-properties officeooo:rsid="001f71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ttwoch <text:span text:style-name="T3">3</text:span>. h R<text:span text:style-name="T2">6</text:span></text:p>
      <text:p text:style-name="P1">Freitag 5,6h R<text:span text:style-name="T1">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2:27:52.214860650</meta:creation-date>
    <meta:generator>LibreOffice/5.1.4.2$Linux_X86_64 LibreOffice_project/10m0$Build-2</meta:generator>
    <dc:date>2016-09-21T09:57:06.209430848</dc:date>
    <meta:editing-duration>PT5M1S</meta:editing-duration>
    <meta:editing-cycles>4</meta:editing-cycles>
    <meta:document-statistic meta:table-count="0" meta:image-count="0" meta:object-count="0" meta:page-count="1" meta:paragraph-count="2" meta:word-count="7" meta:character-count="31" meta:non-whitespace-character-count="26"/>
  </office:meta>
</office:document-meta>
</file>